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Excel_20_Built-in_20_Comma" style:data-style-name="N115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Excel_20_Built-in_20_Comma" style:data-style-name="N11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Excel_20_Built-in_20_Comma" style:data-style-name="N115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Excel_20_Built-in_20_Comma" style:data-style-name="N11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Comma" style:data-style-name="N115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Excel_20_Built-in_20_Comma" style:data-style-name="N112">
      <style:table-cell-properties fo:border-bottom="0.74pt solid #000000" fo:background-color="#ff8000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Excel_20_Built-in_20_Comma" style:data-style-name="N11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Excel_20_Built-in_20_Comma" style:data-style-name="N112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Excel_20_Built-in_20_Comma" style:data-style-name="N112">
      <style:table-cell-properties fo:border-bottom="1.76pt solid #000000" fo:background-color="#fcd5b5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Excel_20_Built-in_20_Comma" style:data-style-name="N11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Excel_20_Built-in_20_Comma" style:data-style-name="N112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Excel_20_Built-in_20_Comma" style:data-style-name="N112">
      <style:table-cell-properties fo:border-bottom="1.76pt solid #000000" fo:background-color="#fcd5b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5_0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breza Extrema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string" calcext:value-type="string">
            <text:p>Pobreza no extrema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string" calcext:value-type="string">
            <text:p>No pobreza</text:p>
          </table:table-cell>
          <table:table-cell office:value-type="float" office:value="91.4" calcext:value-type="float">
            <text:p>91.4</text:p>
          </table:table-cell>
        </table:table-row>
      </table:table>
      <table:table table:name="5_02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breza Extrema</text:p>
          </table:table-cell>
          <table:table-cell office:value-type="float" office:value="21.9695539060729" calcext:value-type="float">
            <text:p><text:s/>22.0 </text:p>
          </table:table-cell>
        </table:table-row>
        <table:table-row table:style-name="ro1">
          <table:table-cell office:value-type="string" calcext:value-type="string">
            <text:p>Pobreza no extrema</text:p>
          </table:table-cell>
          <table:table-cell table:style-name="ce2" office:value-type="float" office:value="48.5155164144288" calcext:value-type="float">
            <text:p><text:s/>48.5 </text:p>
          </table:table-cell>
        </table:table-row>
        <table:table-row table:style-name="ro1">
          <table:table-cell office:value-type="string" calcext:value-type="string">
            <text:p>No pobreza</text:p>
          </table:table-cell>
          <table:table-cell office:value-type="float" office:value="75.6665431062149" calcext:value-type="float">
            <text:p><text:s/>75.7 </text:p>
          </table:table-cell>
        </table:table-row>
      </table:table>
      <table:table table:name="5_03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breza Extrema</text:p>
          </table:table-cell>
          <table:table-cell office:value-type="float" office:value="84.2845030310919" calcext:value-type="float">
            <text:p><text:s/>84.3 </text:p>
          </table:table-cell>
        </table:table-row>
        <table:table-row table:style-name="ro1">
          <table:table-cell office:value-type="string" calcext:value-type="string">
            <text:p>Pobreza no extrema</text:p>
          </table:table-cell>
          <table:table-cell table:style-name="ce4" office:value-type="float" office:value="82.314536225832" calcext:value-type="float">
            <text:p><text:s/>82.3 </text:p>
          </table:table-cell>
        </table:table-row>
        <table:table-row table:style-name="ro1">
          <table:table-cell office:value-type="string" calcext:value-type="string">
            <text:p>No pobreza</text:p>
          </table:table-cell>
          <table:table-cell office:value-type="float" office:value="62.1909918777434" calcext:value-type="float">
            <text:p><text:s/>62.2 </text:p>
          </table:table-cell>
        </table:table-row>
      </table:table>
      <table:table table:name="5_04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Torta de cemento</text:p>
          </table:table-cell>
          <table:table-cell table:style-name="Default" office:value-type="string" calcext:value-type="string">
            <text:p>Tierra</text:p>
          </table:table-cell>
        </table:table-row>
        <table:table-row table:style-name="ro1">
          <table:table-cell office:value-type="string" calcext:value-type="string">
            <text:p>Pobreza Extrema</text:p>
          </table:table-cell>
          <table:table-cell office:value-type="float" office:value="25.2899908257979" calcext:value-type="float">
            <text:p><text:s/>25.3 </text:p>
          </table:table-cell>
          <table:table-cell office:value-type="float" office:value="67.0467745461471" calcext:value-type="float">
            <text:p><text:s/>67.0 </text:p>
          </table:table-cell>
        </table:table-row>
        <table:table-row table:style-name="ro1">
          <table:table-cell office:value-type="string" calcext:value-type="string">
            <text:p>Pobreza no extrema</text:p>
          </table:table-cell>
          <table:table-cell table:style-name="ce4" office:value-type="float" office:value="46.2880183914365" calcext:value-type="float">
            <text:p><text:s/>46.3 </text:p>
          </table:table-cell>
          <table:table-cell table:style-name="ce6" office:value-type="float" office:value="35.035090612535" calcext:value-type="float">
            <text:p><text:s/>35.0 </text:p>
          </table:table-cell>
        </table:table-row>
        <table:table-row table:style-name="ro1">
          <table:table-cell office:value-type="string" calcext:value-type="string">
            <text:p>No pobreza</text:p>
          </table:table-cell>
          <table:table-cell office:value-type="float" office:value="40.199702917831" calcext:value-type="float">
            <text:p><text:s/>40.2 </text:p>
          </table:table-cell>
          <table:table-cell office:value-type="float" office:value="10.3689409323593" calcext:value-type="float">
            <text:p><text:s/>10.4 </text:p>
          </table:table-cell>
        </table:table-row>
      </table:table>
      <table:table table:name="5_0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<text:s/>Total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Urbana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64.2" calcext:value-type="float">
            <text:p>64.2</text:p>
          </table:table-cell>
        </table:table-row>
      </table:table>
      <table:table table:name="5_0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Urbana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11.6" calcext:value-type="float">
            <text:p>11.6</text:p>
          </table:table-cell>
        </table:table-row>
      </table:table>
      <table:table table:name="5_0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2008-200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2014-2015</text:p>
          </table:table-cell>
          <table:table-cell office:value-type="float" office:value="3.1" calcext:value-type="float">
            <text:p>3.1</text:p>
          </table:table-cell>
        </table:table-row>
      </table:table>
      <table:table table:name="5_0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Urbana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2.5" calcext:value-type="float">
            <text:p>2.5</text:p>
          </table:table-cell>
        </table:table-row>
      </table:table>
      <table:table table:name="5_09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nor a 20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string" calcext:value-type="string">
            <text:p>20-34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35-49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5_1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nor a 20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string" calcext:value-type="string">
            <text:p>20-34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string" calcext:value-type="string">
            <text:p>35-49</text:p>
          </table:table-cell>
          <table:table-cell office:value-type="float" office:value="55.9" calcext:value-type="float">
            <text:p>55.9</text:p>
          </table:table-cell>
        </table:table-row>
      </table:table>
      <table:table table:name="5_1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97786" calcext:value-type="float">
            <text:p>289778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12987" calcext:value-type="float">
            <text:p>40129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77046" calcext:value-type="float">
            <text:p>327704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53982" calcext:value-type="float">
            <text:p>325398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53951" calcext:value-type="float">
            <text:p>3253951</text:p>
          </table:table-cell>
        </table:table-row>
      </table:table>
      <table:table table:name="5_12" table:style-name="ta1">
        <table:table-column table:style-name="co1" table:number-columns-repeated="25" table:default-cell-style-name="Default"/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3"/>
          <table:table-cell office:value-type="float" office:value="2011" calcext:value-type="float">
            <text:p>2011</text:p>
          </table:table-cell>
          <table:table-cell table:style-name="ce7" office:value-type="float" office:value="291404" calcext:value-type="float">
            <text:p><text:s/>291,404 </text:p>
          </table:table-cell>
        </table:table-row>
        <table:table-row table:style-name="ro1">
          <table:table-cell table:number-columns-repeated="23"/>
          <table:table-cell office:value-type="float" office:value="2012" calcext:value-type="float">
            <text:p>2012</text:p>
          </table:table-cell>
          <table:table-cell office:value-type="float" office:value="391975" calcext:value-type="float">
            <text:p>391975</text:p>
          </table:table-cell>
        </table:table-row>
        <table:table-row table:style-name="ro1">
          <table:table-cell table:number-columns-repeated="23"/>
          <table:table-cell office:value-type="float" office:value="2013" calcext:value-type="float">
            <text:p>2013</text:p>
          </table:table-cell>
          <table:table-cell office:value-type="float" office:value="432789" calcext:value-type="float">
            <text:p>432789</text:p>
          </table:table-cell>
        </table:table-row>
        <table:table-row table:style-name="ro1">
          <table:table-cell table:number-columns-repeated="23"/>
          <table:table-cell office:value-type="float" office:value="2014" calcext:value-type="float">
            <text:p>2014</text:p>
          </table:table-cell>
          <table:table-cell office:value-type="float" office:value="428206" calcext:value-type="float">
            <text:p>428206</text:p>
          </table:table-cell>
        </table:table-row>
        <table:table-row table:style-name="ro1">
          <table:table-cell table:number-columns-repeated="23"/>
          <table:table-cell office:value-type="float" office:value="2015" calcext:value-type="float">
            <text:p>2015</text:p>
          </table:table-cell>
          <table:table-cell office:value-type="float" office:value="331874" calcext:value-type="float">
            <text:p>331874</text:p>
          </table:table-cell>
        </table:table-row>
      </table:table>
      <table:table table:name="5_1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1874" calcext:value-type="float">
            <text:p>331874</text:p>
          </table:table-cell>
        </table:table-row>
        <table:table-row table:style-name="ro1">
          <table:table-cell office:value-type="string" calcext:value-type="string">
            <text:p>Hombre </text:p>
          </table:table-cell>
          <table:table-cell office:value-type="float" office:value="172748" calcext:value-type="float">
            <text:p>172748</text:p>
          </table:table-cell>
        </table:table-row>
        <table:table-row table:style-name="ro1">
          <table:table-cell office:value-type="string" calcext:value-type="string">
            <text:p>Mujer</text:p>
          </table:table-cell>
          <table:table-cell office:value-type="float" office:value="159126" calcext:value-type="float">
            <text:p>159126</text:p>
          </table:table-cell>
        </table:table-row>
      </table:table>
      <table:table table:name="5_14" table:style-name="ta1">
        <table:table-column table:style-name="co1" table:default-cell-style-name="ce8"/>
        <table:table-column table:style-name="co1" table:default-cell-style-name="ce11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office:string-value="Alta Verapaz " calcext:value-type="string">
            <text:p><text:s/>Alta Verapaz <text:s/></text:p>
          </table:table-cell>
          <table:table-cell office:value-type="float" office:value="22935" calcext:value-type="float">
            <text:p><text:s/>22,935 </text:p>
          </table:table-cell>
        </table:table-row>
        <table:table-row table:style-name="ro1">
          <table:table-cell table:style-name="ce9" office:value-type="string" office:string-value=" Baja Verapaz " calcext:value-type="string">
            <text:p><text:s text:c="2"/>Baja Verapaz <text:s/></text:p>
          </table:table-cell>
          <table:table-cell table:style-name="ce12" office:value-type="float" office:value="7875" calcext:value-type="float">
            <text:p><text:s/>7,875 </text:p>
          </table:table-cell>
        </table:table-row>
        <table:table-row table:style-name="ro1">
          <table:table-cell office:value-type="string" office:string-value="Chimaltenango " calcext:value-type="string">
            <text:p><text:s/>Chimaltenango <text:s/></text:p>
          </table:table-cell>
          <table:table-cell office:value-type="float" office:value="10771" calcext:value-type="float">
            <text:p><text:s/>10,771 </text:p>
          </table:table-cell>
        </table:table-row>
        <table:table-row table:style-name="ro1">
          <table:table-cell table:style-name="ce9" office:value-type="string" office:string-value="Chiquimula " calcext:value-type="string">
            <text:p><text:s/>Chiquimula <text:s/></text:p>
          </table:table-cell>
          <table:table-cell table:style-name="ce12" office:value-type="float" office:value="12372" calcext:value-type="float">
            <text:p><text:s/>12,372 </text:p>
          </table:table-cell>
        </table:table-row>
        <table:table-row table:style-name="ro1">
          <table:table-cell office:value-type="string" office:string-value=" El Peten " calcext:value-type="string">
            <text:p><text:s text:c="2"/>El Peten <text:s/></text:p>
          </table:table-cell>
          <table:table-cell office:value-type="float" office:value="20996" calcext:value-type="float">
            <text:p><text:s/>20,996 </text:p>
          </table:table-cell>
        </table:table-row>
        <table:table-row table:style-name="ro1">
          <table:table-cell table:style-name="ce9" office:value-type="string" office:string-value=" El Progreso " calcext:value-type="string">
            <text:p><text:s text:c="2"/>El Progreso <text:s/></text:p>
          </table:table-cell>
          <table:table-cell table:style-name="ce12" office:value-type="float" office:value="4055" calcext:value-type="float">
            <text:p><text:s/>4,055 </text:p>
          </table:table-cell>
        </table:table-row>
        <table:table-row table:style-name="ro1">
          <table:table-cell office:value-type="string" office:string-value="Escuintla " calcext:value-type="string">
            <text:p><text:s/>Escuintla <text:s/></text:p>
          </table:table-cell>
          <table:table-cell office:value-type="float" office:value="19489" calcext:value-type="float">
            <text:p><text:s/>19,489 </text:p>
          </table:table-cell>
        </table:table-row>
        <table:table-row table:style-name="ro1">
          <table:table-cell table:style-name="ce9" office:value-type="string" office:string-value="Guatemala " calcext:value-type="string">
            <text:p><text:s/>Guatemala <text:s/></text:p>
          </table:table-cell>
          <table:table-cell table:style-name="ce12" office:value-type="float" office:value="29657" calcext:value-type="float">
            <text:p><text:s/>29,657 </text:p>
          </table:table-cell>
        </table:table-row>
        <table:table-row table:style-name="ro1">
          <table:table-cell office:value-type="string" office:string-value=" Huehuetenango " calcext:value-type="string">
            <text:p><text:s text:c="2"/>Huehuetenango <text:s/></text:p>
          </table:table-cell>
          <table:table-cell office:value-type="float" office:value="35154" calcext:value-type="float">
            <text:p><text:s/>35,154 </text:p>
          </table:table-cell>
        </table:table-row>
        <table:table-row table:style-name="ro1">
          <table:table-cell table:style-name="ce9" office:value-type="string" office:string-value=" Izabal " calcext:value-type="string">
            <text:p><text:s text:c="2"/>Izabal <text:s/></text:p>
          </table:table-cell>
          <table:table-cell table:style-name="ce12" office:value-type="float" office:value="6246" calcext:value-type="float">
            <text:p><text:s/>6,246 </text:p>
          </table:table-cell>
        </table:table-row>
        <table:table-row table:style-name="ro1">
          <table:table-cell office:value-type="string" office:string-value="Jalapa " calcext:value-type="string">
            <text:p><text:s/>Jalapa <text:s/></text:p>
          </table:table-cell>
          <table:table-cell office:value-type="float" office:value="7977" calcext:value-type="float">
            <text:p><text:s/>7,977 </text:p>
          </table:table-cell>
        </table:table-row>
        <table:table-row table:style-name="ro1">
          <table:table-cell table:style-name="ce9" office:value-type="string" office:string-value=" Jutiapa " calcext:value-type="string">
            <text:p><text:s text:c="2"/>Jutiapa <text:s/></text:p>
          </table:table-cell>
          <table:table-cell table:style-name="ce12" office:value-type="float" office:value="12302" calcext:value-type="float">
            <text:p><text:s/>12,302 </text:p>
          </table:table-cell>
        </table:table-row>
        <table:table-row table:style-name="ro1">
          <table:table-cell office:value-type="string" office:string-value=" Quetzaltenango " calcext:value-type="string">
            <text:p><text:s text:c="2"/>Quetzaltenango <text:s/></text:p>
          </table:table-cell>
          <table:table-cell office:value-type="float" office:value="16021" calcext:value-type="float">
            <text:p><text:s/>16,021 </text:p>
          </table:table-cell>
        </table:table-row>
        <table:table-row table:style-name="ro1">
          <table:table-cell table:style-name="ce9" office:value-type="string" office:string-value=" Quiché " calcext:value-type="string">
            <text:p><text:s text:c="2"/>Quiché <text:s/></text:p>
          </table:table-cell>
          <table:table-cell table:style-name="ce12" office:value-type="float" office:value="34192" calcext:value-type="float">
            <text:p><text:s/>34,192 </text:p>
          </table:table-cell>
        </table:table-row>
        <table:table-row table:style-name="ro1">
          <table:table-cell office:value-type="string" office:string-value=" Retalhuleu " calcext:value-type="string">
            <text:p><text:s text:c="2"/>Retalhuleu <text:s/></text:p>
          </table:table-cell>
          <table:table-cell office:value-type="float" office:value="8982" calcext:value-type="float">
            <text:p><text:s/>8,982 </text:p>
          </table:table-cell>
        </table:table-row>
        <table:table-row table:style-name="ro1">
          <table:table-cell table:style-name="ce9" office:value-type="string" office:string-value=" Sacatepéquez " calcext:value-type="string">
            <text:p><text:s text:c="2"/>Sacatepéquez <text:s/></text:p>
          </table:table-cell>
          <table:table-cell table:style-name="ce12" office:value-type="float" office:value="5528" calcext:value-type="float">
            <text:p><text:s/>5,528 </text:p>
          </table:table-cell>
        </table:table-row>
        <table:table-row table:style-name="ro1">
          <table:table-cell office:value-type="string" office:string-value="San Marcos " calcext:value-type="string">
            <text:p><text:s/>San Marcos <text:s/></text:p>
          </table:table-cell>
          <table:table-cell office:value-type="float" office:value="34588" calcext:value-type="float">
            <text:p><text:s/>34,588 </text:p>
          </table:table-cell>
        </table:table-row>
        <table:table-row table:style-name="ro1">
          <table:table-cell table:style-name="ce9" office:value-type="string" office:string-value="Santa Rosa " calcext:value-type="string">
            <text:p><text:s/>Santa Rosa <text:s/></text:p>
          </table:table-cell>
          <table:table-cell table:style-name="ce12" office:value-type="float" office:value="10259" calcext:value-type="float">
            <text:p><text:s/>10,259 </text:p>
          </table:table-cell>
        </table:table-row>
        <table:table-row table:style-name="ro1">
          <table:table-cell office:value-type="string" office:string-value="Solola " calcext:value-type="string">
            <text:p><text:s/>Solola <text:s/></text:p>
          </table:table-cell>
          <table:table-cell office:value-type="float" office:value="7268" calcext:value-type="float">
            <text:p><text:s/>7,268 </text:p>
          </table:table-cell>
        </table:table-row>
        <table:table-row table:style-name="ro1">
          <table:table-cell table:style-name="ce9" office:value-type="string" office:string-value="Suchitepequez " calcext:value-type="string">
            <text:p><text:s/>Suchitepequez <text:s/></text:p>
          </table:table-cell>
          <table:table-cell table:style-name="ce12" office:value-type="float" office:value="9490" calcext:value-type="float">
            <text:p><text:s/>9,490 </text:p>
          </table:table-cell>
        </table:table-row>
        <table:table-row table:style-name="ro1">
          <table:table-cell office:value-type="string" office:string-value="Totonicapan " calcext:value-type="string">
            <text:p><text:s/>Totonicapan <text:s/></text:p>
          </table:table-cell>
          <table:table-cell office:value-type="float" office:value="10249" calcext:value-type="float">
            <text:p><text:s/>10,249 </text:p>
          </table:table-cell>
        </table:table-row>
        <table:table-row table:style-name="ro1">
          <table:table-cell table:style-name="ce10" office:value-type="string" office:string-value="Zacapa " calcext:value-type="string">
            <text:p><text:s/>Zacapa <text:s/></text:p>
          </table:table-cell>
          <table:table-cell table:style-name="ce13" office:value-type="float" office:value="5468" calcext:value-type="float">
            <text:p><text:s/>5,468 </text:p>
          </table:table-cell>
        </table:table-row>
      </table:table>
      <table:table table:name="5_1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05111" calcext:value-type="float">
            <text:p>12051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51837" calcext:value-type="float">
            <text:p>13518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25358" calcext:value-type="float">
            <text:p>162535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95601" calcext:value-type="float">
            <text:p>14956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84756" calcext:value-type="float">
            <text:p>1184756</text:p>
          </table:table-cell>
        </table:table-row>
      </table:table>
      <table:table table:name="5_16" table:style-name="ta1">
        <table:table-column table:style-name="co1" table:number-columns-repeated="14" table:default-cell-style-name="Default"/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office:value-type="float" office:value="1184756" calcext:value-type="float">
            <text:p>118475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mbre</text:p>
          </table:table-cell>
          <table:table-cell office:value-type="float" office:value="598090" calcext:value-type="float">
            <text:p>59809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ujer</text:p>
          </table:table-cell>
          <table:table-cell office:value-type="float" office:value="586666" calcext:value-type="float">
            <text:p>586666</text:p>
          </table:table-cell>
        </table:table-row>
      </table:table>
      <table:table table:name="5_17" table:style-name="ta1">
        <table:table-column table:style-name="co1" table:default-cell-style-name="ce8"/>
        <table:table-column table:style-name="co1" table:default-cell-style-name="ce11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office:string-value="Alta Verapaz " calcext:value-type="string">
            <text:p><text:s/>Alta Verapaz <text:s/></text:p>
          </table:table-cell>
          <table:table-cell office:value-type="float" office:value="74850" calcext:value-type="float">
            <text:p><text:s/>74,850 </text:p>
          </table:table-cell>
        </table:table-row>
        <table:table-row table:style-name="ro1">
          <table:table-cell table:style-name="ce9" office:value-type="string" office:string-value=" Baja Verapaz " calcext:value-type="string">
            <text:p><text:s text:c="2"/>Baja Verapaz <text:s/></text:p>
          </table:table-cell>
          <table:table-cell table:style-name="ce12" office:value-type="float" office:value="31856" calcext:value-type="float">
            <text:p><text:s/>31,856 </text:p>
          </table:table-cell>
        </table:table-row>
        <table:table-row table:style-name="ro1">
          <table:table-cell office:value-type="string" office:string-value="Chimaltenango " calcext:value-type="string">
            <text:p><text:s/>Chimaltenango <text:s/></text:p>
          </table:table-cell>
          <table:table-cell office:value-type="float" office:value="54541" calcext:value-type="float">
            <text:p><text:s/>54,541 </text:p>
          </table:table-cell>
        </table:table-row>
        <table:table-row table:style-name="ro1">
          <table:table-cell table:style-name="ce9" office:value-type="string" office:string-value="Chiquimula " calcext:value-type="string">
            <text:p><text:s/>Chiquimula <text:s/></text:p>
          </table:table-cell>
          <table:table-cell table:style-name="ce12" office:value-type="float" office:value="40862" calcext:value-type="float">
            <text:p><text:s/>40,862 </text:p>
          </table:table-cell>
        </table:table-row>
        <table:table-row table:style-name="ro1">
          <table:table-cell office:value-type="string" office:string-value=" El Peten " calcext:value-type="string">
            <text:p><text:s text:c="2"/>El Peten <text:s/></text:p>
          </table:table-cell>
          <table:table-cell office:value-type="float" office:value="98928" calcext:value-type="float">
            <text:p><text:s/>98,928 </text:p>
          </table:table-cell>
        </table:table-row>
        <table:table-row table:style-name="ro1">
          <table:table-cell table:style-name="ce9" office:value-type="string" office:string-value=" El Progreso " calcext:value-type="string">
            <text:p><text:s text:c="2"/>El Progreso <text:s/></text:p>
          </table:table-cell>
          <table:table-cell table:style-name="ce12" office:value-type="float" office:value="15350" calcext:value-type="float">
            <text:p><text:s/>15,350 </text:p>
          </table:table-cell>
        </table:table-row>
        <table:table-row table:style-name="ro1">
          <table:table-cell office:value-type="string" office:string-value="Escuintla " calcext:value-type="string">
            <text:p><text:s/>Escuintla <text:s/></text:p>
          </table:table-cell>
          <table:table-cell office:value-type="float" office:value="72593" calcext:value-type="float">
            <text:p><text:s/>72,593 </text:p>
          </table:table-cell>
        </table:table-row>
        <table:table-row table:style-name="ro1">
          <table:table-cell table:style-name="ce9" office:value-type="string" office:string-value="Guatemala " calcext:value-type="string">
            <text:p><text:s/>Guatemala <text:s/></text:p>
          </table:table-cell>
          <table:table-cell table:style-name="ce12" office:value-type="float" office:value="124186" calcext:value-type="float">
            <text:p><text:s/>124,186 </text:p>
          </table:table-cell>
        </table:table-row>
        <table:table-row table:style-name="ro1">
          <table:table-cell office:value-type="string" office:string-value=" Huehuetenango " calcext:value-type="string">
            <text:p><text:s text:c="2"/>Huehuetenango <text:s/></text:p>
          </table:table-cell>
          <table:table-cell office:value-type="float" office:value="90009" calcext:value-type="float">
            <text:p><text:s/>90,009 </text:p>
          </table:table-cell>
        </table:table-row>
        <table:table-row table:style-name="ro1">
          <table:table-cell table:style-name="ce9" office:value-type="string" office:string-value=" Izabal " calcext:value-type="string">
            <text:p><text:s text:c="2"/>Izabal <text:s/></text:p>
          </table:table-cell>
          <table:table-cell table:style-name="ce12" office:value-type="float" office:value="24894" calcext:value-type="float">
            <text:p><text:s/>24,894 </text:p>
          </table:table-cell>
        </table:table-row>
        <table:table-row table:style-name="ro1">
          <table:table-cell office:value-type="string" office:string-value="Jalapa " calcext:value-type="string">
            <text:p><text:s/>Jalapa <text:s/></text:p>
          </table:table-cell>
          <table:table-cell office:value-type="float" office:value="24950" calcext:value-type="float">
            <text:p><text:s/>24,950 </text:p>
          </table:table-cell>
        </table:table-row>
        <table:table-row table:style-name="ro1">
          <table:table-cell table:style-name="ce9" office:value-type="string" office:string-value=" Jutiapa " calcext:value-type="string">
            <text:p><text:s text:c="2"/>Jutiapa <text:s/></text:p>
          </table:table-cell>
          <table:table-cell table:style-name="ce12" office:value-type="float" office:value="59714" calcext:value-type="float">
            <text:p><text:s/>59,714 </text:p>
          </table:table-cell>
        </table:table-row>
        <table:table-row table:style-name="ro1">
          <table:table-cell office:value-type="string" office:string-value=" Quetzaltenango " calcext:value-type="string">
            <text:p><text:s text:c="2"/>Quetzaltenango <text:s/></text:p>
          </table:table-cell>
          <table:table-cell office:value-type="float" office:value="53117" calcext:value-type="float">
            <text:p><text:s/>53,117 </text:p>
          </table:table-cell>
        </table:table-row>
        <table:table-row table:style-name="ro1">
          <table:table-cell table:style-name="ce9" office:value-type="string" office:string-value=" Quiché " calcext:value-type="string">
            <text:p><text:s text:c="2"/>Quiché <text:s/></text:p>
          </table:table-cell>
          <table:table-cell table:style-name="ce12" office:value-type="float" office:value="95257" calcext:value-type="float">
            <text:p><text:s/>95,257 </text:p>
          </table:table-cell>
        </table:table-row>
        <table:table-row table:style-name="ro1">
          <table:table-cell office:value-type="string" office:string-value=" Retalhuleu " calcext:value-type="string">
            <text:p><text:s text:c="2"/>Retalhuleu <text:s/></text:p>
          </table:table-cell>
          <table:table-cell office:value-type="float" office:value="27273" calcext:value-type="float">
            <text:p><text:s/>27,273 </text:p>
          </table:table-cell>
        </table:table-row>
        <table:table-row table:style-name="ro1">
          <table:table-cell table:style-name="ce9" office:value-type="string" office:string-value=" Sacatepéquez " calcext:value-type="string">
            <text:p><text:s text:c="2"/>Sacatepéquez <text:s/></text:p>
          </table:table-cell>
          <table:table-cell table:style-name="ce12" office:value-type="float" office:value="20614" calcext:value-type="float">
            <text:p><text:s/>20,614 </text:p>
          </table:table-cell>
        </table:table-row>
        <table:table-row table:style-name="ro1">
          <table:table-cell office:value-type="string" office:string-value="San Marcos " calcext:value-type="string">
            <text:p><text:s/>San Marcos <text:s/></text:p>
          </table:table-cell>
          <table:table-cell office:value-type="float" office:value="108781" calcext:value-type="float">
            <text:p><text:s/>108,781 </text:p>
          </table:table-cell>
        </table:table-row>
        <table:table-row table:style-name="ro1">
          <table:table-cell table:style-name="ce9" office:value-type="string" office:string-value="Santa Rosa " calcext:value-type="string">
            <text:p><text:s/>Santa Rosa <text:s/></text:p>
          </table:table-cell>
          <table:table-cell table:style-name="ce12" office:value-type="float" office:value="38773" calcext:value-type="float">
            <text:p><text:s/>38,773 </text:p>
          </table:table-cell>
        </table:table-row>
        <table:table-row table:style-name="ro1">
          <table:table-cell office:value-type="string" office:string-value="Solola " calcext:value-type="string">
            <text:p><text:s/>Solola <text:s/></text:p>
          </table:table-cell>
          <table:table-cell office:value-type="float" office:value="39503" calcext:value-type="float">
            <text:p><text:s/>39,503 </text:p>
          </table:table-cell>
        </table:table-row>
        <table:table-row table:style-name="ro1">
          <table:table-cell table:style-name="ce9" office:value-type="string" office:string-value="Suchitepequez " calcext:value-type="string">
            <text:p><text:s/>Suchitepequez <text:s/></text:p>
          </table:table-cell>
          <table:table-cell table:style-name="ce12" office:value-type="float" office:value="34014" calcext:value-type="float">
            <text:p><text:s/>34,014 </text:p>
          </table:table-cell>
        </table:table-row>
        <table:table-row table:style-name="ro1">
          <table:table-cell office:value-type="string" office:string-value="Totonicapan " calcext:value-type="string">
            <text:p><text:s/>Totonicapan <text:s/></text:p>
          </table:table-cell>
          <table:table-cell office:value-type="float" office:value="32694" calcext:value-type="float">
            <text:p><text:s/>32,694 </text:p>
          </table:table-cell>
        </table:table-row>
        <table:table-row table:style-name="ro1">
          <table:table-cell table:style-name="ce10" office:value-type="string" office:string-value="Zacapa " calcext:value-type="string">
            <text:p><text:s/>Zacapa <text:s/></text:p>
          </table:table-cell>
          <table:table-cell table:style-name="ce13" office:value-type="float" office:value="21997" calcext:value-type="float">
            <text:p><text:s/>21,997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loext:min-decimal-places="3" number:min-integer-digits="1"/>
    </number:number-style>
    <number:number-style style:name="N11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1" loext:min-decimal-places="1" number:min-integer-digits="1" number:grouping="true"/>
    </number:number-style>
    <number:number-style style:name="N117">
      <number:number number:decimal-places="1" loext:min-decimal-places="1" number:min-integer-digits="1"/>
    </number:number-style>
    <number:number-style style:name="N118">
      <number:text>Q</number:text>
      <number:number number:decimal-places="2" loext:min-decimal-places="2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0107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GT">
      <number:day number:style="long"/>
      <number:text>-</number:text>
      <number:month number:textual="true"/>
    </number:date-style>
    <number:date-style style:name="N10113" number:language="es" number:country="GT">
      <number:month number:textual="true"/>
      <number:text>-</number:text>
      <number:year/>
    </number:date-style>
    <number:date-style style:name="N10114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5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6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GT">
      <loext:text> </loext:text>
      <loext:fill-character> </loext:fill-character>
      <number:text>- </number:text>
    </number:number-style>
    <number:text-style style:name="N10119" number:language="es" number:country="G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GT">
      <loext:text> Q</loext:text>
      <loext:fill-character> </loext:fill-character>
      <number:text>- </number:text>
    </number:number-style>
    <number:text-style style:name="N10120" number:language="es" number:country="G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G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1:56:00.320217194</meta:creation-date>
    <dc:date>2016-03-02T22:46:08.976694212</dc:date>
    <meta:editing-duration>PT39M59S</meta:editing-duration>
    <meta:editing-cycles>21</meta:editing-cycles>
    <meta:generator>LibreOffice/5.1.0.3$Linux_X86_64 LibreOffice_project/10m0$Build-3</meta:generator>
    <meta:document-statistic meta:table-count="17" meta:cell-count="230" meta:object-count="0"/>
  </office:meta>
</office:document-meta>
</file>